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DejaVu Sans" officeooo:rsid="000f43f5" officeooo:paragraph-rsid="000f43f5"/>
    </style:style>
    <style:style style:name="P2" style:family="paragraph" style:parent-style-name="Standard">
      <style:text-properties style:font-name="DejaVu Sans" officeooo:rsid="000f4505" officeooo:paragraph-rsid="000f4505"/>
    </style:style>
    <style:style style:name="P3" style:family="paragraph" style:parent-style-name="Standard">
      <style:text-properties style:font-name="DejaVu Sans" officeooo:rsid="0011373d" officeooo:paragraph-rsid="0011373d"/>
    </style:style>
    <style:style style:name="P4" style:family="paragraph" style:parent-style-name="Standard">
      <style:text-properties style:font-name="DejaVu Sans" officeooo:rsid="00127fa4" officeooo:paragraph-rsid="00127fa4"/>
    </style:style>
    <style:style style:name="P5" style:family="paragraph" style:parent-style-name="Standard">
      <style:text-properties style:font-name="DejaVu Sans" officeooo:rsid="00156abd" officeooo:paragraph-rsid="00156abd"/>
    </style:style>
    <style:style style:name="P6" style:family="paragraph" style:parent-style-name="Standard">
      <style:text-properties style:font-name="DejaVu Sans" officeooo:rsid="00171d0f" officeooo:paragraph-rsid="00171d0f"/>
    </style:style>
    <style:style style:name="P7" style:family="paragraph" style:parent-style-name="Standard">
      <style:text-properties style:font-name="DejaVu Sans" officeooo:rsid="0017afb5" officeooo:paragraph-rsid="0017afb5"/>
    </style:style>
    <style:style style:name="P8" style:family="paragraph" style:parent-style-name="Standard">
      <style:text-properties style:font-name="DejaVu Sans" fo:font-weight="bold" officeooo:rsid="000f4505" officeooo:paragraph-rsid="000f4505" style:font-weight-asian="bold" style:font-weight-complex="bold"/>
    </style:style>
    <style:style style:name="P9" style:family="paragraph" style:parent-style-name="Standard">
      <style:text-properties style:font-name="DejaVu Sans" fo:font-weight="bold" officeooo:rsid="0011373d" officeooo:paragraph-rsid="0011373d" style:font-weight-asian="bold" style:font-weight-complex="bold"/>
    </style:style>
    <style:style style:name="P10" style:family="paragraph" style:parent-style-name="Standard">
      <style:text-properties style:font-name="DejaVu Sans" fo:font-weight="bold" officeooo:rsid="00127fa4" officeooo:paragraph-rsid="00127fa4" style:font-weight-asian="bold" style:font-weight-complex="bold"/>
    </style:style>
    <style:style style:name="P11" style:family="paragraph" style:parent-style-name="Standard">
      <style:text-properties style:font-name="DejaVu Sans" fo:font-weight="bold" officeooo:rsid="00156abd" officeooo:paragraph-rsid="00156abd" style:font-weight-asian="bold" style:font-weight-complex="bold"/>
    </style:style>
    <style:style style:name="P12" style:family="paragraph" style:parent-style-name="Standard">
      <style:text-properties style:font-name="DejaVu Sans" fo:font-weight="bold" officeooo:rsid="00171d0f" officeooo:paragraph-rsid="00171d0f" style:font-weight-asian="bold" style:font-weight-complex="bold"/>
    </style:style>
    <style:style style:name="P13" style:family="paragraph" style:parent-style-name="Standard">
      <style:text-properties style:font-name="DejaVu Sans" fo:font-weight="bold" officeooo:rsid="0017afb5" officeooo:paragraph-rsid="0017afb5" style:font-weight-asian="bold" style:font-weight-complex="bold"/>
    </style:style>
    <style:style style:name="P14" style:family="paragraph" style:parent-style-name="Standard">
      <style:text-properties style:font-name="DejaVu Sans" fo:font-size="14pt" fo:font-weight="bold" officeooo:rsid="000f43f5" officeooo:paragraph-rsid="000f43f5" style:font-size-asian="14pt" style:font-weight-asian="bold" style:font-size-complex="14pt" style:font-weight-complex="bold"/>
    </style:style>
    <style:style style:name="T1" style:family="text">
      <style:text-properties officeooo:rsid="000f4505"/>
    </style:style>
    <style:style style:name="T2" style:family="text">
      <style:text-properties officeooo:rsid="0011373d"/>
    </style:style>
    <style:style style:name="T3" style:family="text">
      <style:text-properties officeooo:rsid="00127fa4"/>
    </style:style>
    <style:style style:name="T4" style:family="text">
      <style:text-properties officeooo:rsid="0013a44e"/>
    </style:style>
    <style:style style:name="T5" style:family="text">
      <style:text-properties officeooo:rsid="00171d0f"/>
    </style:style>
    <style:style style:name="T6" style:family="text">
      <style:text-properties fo:language="en" fo:country="GB"/>
    </style:style>
    <style:style style:name="T7" style:family="text">
      <style:text-properties fo:language="en" fo:country="GB" officeooo:rsid="00171d0f"/>
    </style:style>
    <style:style style:name="T8" style:family="text">
      <style:text-properties officeooo:rsid="00186d3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okumentation zum Python-Script Bagger-GUI v0.0.0.1</text:p>
      <text:p text:style-name="P1"/>
      <text:p text:style-name="P1">Das folgende Dokument gibt einen Grundlegenden Überblick über die Funktionen des Python<text:span text:style-name="T1"> 3.5 basierenden Programms Bagger_GUI in der Version 0.0.0.1. und die Planung zukünftiger Implementierungen.</text:span></text:p>
      <text:p text:style-name="P1"/>
      <text:p text:style-name="P8">1. Systemkompatibilität</text:p>
      <text:p text:style-name="P2"><text:tab/>auf Grund der Verwendung der Programmiersprache Python ist das Programm grundsätzlich auf jedem Betriebssystem mittel Python-Interpreter lauffähig. <text:span text:style-name="T2">Die aktuellen nicht dynamischen Adressierungen sind jedoch auf das Schema Linux basierter Betriebssysteme ausgelegt, daher wird empfohlen das Programm nur auf solchen zu verwenden.</text:span></text:p>
      <text:p text:style-name="P2"/>
      <text:p text:style-name="P9">2. Graphische Darstellung</text:p>
      <text:p text:style-name="P3"><text:tab/>Zur Bildung des <text:span text:style-name="T6">Graphical</text:span> User Interface wurde das TK basierende Grafik Oberflächen Modulierungs-Tool in Python, welche als Tkinter (KT-interface) bekannt ist, verwendet.<text:line-break/>Das Design der Oberfläche basiert auf einer <text:span text:style-name="T3">Präsentation, welche ein groben Layout Vorschlag enthält.</text:span></text:p>
      <text:p text:style-name="P3"/>
      <text:p text:style-name="P10">3. Implementierte Funktionen</text:p>
      <text:p text:style-name="P10">3.1 Log-Funktion</text:p>
      <text:p text:style-name="P4">Das Skript enthält ein Funktion, welche System Änderungen und Softwarefehler während des Programmverlaufs (momentan <text:span text:style-name="T4">die Änderung des Eingabemediums/Controllers, den Skript-Start und Beendigung) <text:s/>in einem '.txt'-File abspeichert. <text:s/>Der Log zeichnet dabei den Zeitpunkt, Art und Beschreibung des Ereignisses auf. Zur Umsetzung diese Funktion wird das Python interne logging-Tool verwendet. Dieses erstellt in dem Pfad „/home/ubuntu/Bagger/Steuerungskonzept/log“ eine Datei des Formats '.txt', deren Name setzt ich aus dem Zeitpunkt des Programmstarts (angeben im Format DD-MM-YYYY_HH-mm) und dem Präfix „bagger_GUI-log_“ zusammen.</text:span></text:p>
      <text:p text:style-name="P4"/>
      <text:p text:style-name="P11">3.2 Funktion zur Änderung des Controllers</text:p>
      <text:p text:style-name="P5">wie Bereits in 3.1 erwähnt enthält das Programm eine Funktion zur Änderung des Eingabemediums, welche den Namen 'change_controler()'.</text:p>
      <text:p text:style-name="P5">Diese Funktion ändert den Wert der Globalen Variable 'controler_state' von null zu eins, bzw. umgekehrt, wenn sie durch die Betätigung des 'controler'-Buttons in der GUI aufgerufen wird. <text:span text:style-name="T5">Der dabei Ausgewählte Controller wird mittels </text:span><text:span text:style-name="T7">Message-box</text:span><text:span text:style-name="T5"> dem Benutzer mitgeteilt.</text:span></text:p>
      <text:p text:style-name="P5"/>
      <text:p text:style-name="P12">4.Ausstehende Funktionen</text:p>
      <text:p text:style-name="P12">4.1 Wahlmöglichkeit des Betriebsmodus</text:p>
      <text:p text:style-name="P6">die Radiobuttons, welche für Wahl der einzelnen Betriebsmodi 'baggern', 'schreiten vorn', 'schreiten hinten' und 'fahren' gedacht sind, sind bereits in der Grafischen Oberfläche enthalten, jedoch weitere Programm Implementierungen sind noch ausstehend.</text:p>
      <text:p text:style-name="P6"/>
      <text:p text:style-name="P13">4.2 <text:s/>Wartungs-Sektor</text:p>
      <text:p text:style-name="P7">ebenso die Implementierung des Wartungsbereiches, mittels dessen der Zustand des Systems überprüft werden können soll, sowie erweiterte Einstellungen vorgenommen werden können sollen, ist nur rudimentär in Form <text:soft-page-break/><text:span text:style-name="T8">e</text:span>ines <text:span text:style-name="T6">Menubuttons</text:span> enthal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7T17:30:54.229000000</meta:creation-date>
    <dc:date>2016-03-27T18:27:51.381000000</dc:date>
    <meta:editing-duration>PT2M14S</meta:editing-duration>
    <meta:editing-cycles>1</meta:editing-cycles>
    <meta:document-statistic meta:table-count="0" meta:image-count="0" meta:object-count="0" meta:page-count="2" meta:paragraph-count="17" meta:word-count="324" meta:character-count="2582" meta:non-whitespace-character-count="2270"/>
    <meta:generator>LibreOffice/5.0.4.2$Windows_x86 LibreOffice_project/2b9802c1994aa0b7dc6079e128979269cf95bc78</meta:generator>
  </office:meta>
</office:document-meta>
</file>